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7201in" style:rel-column-width="17617*"/>
    </style:style>
    <style:style style:name="Table1.B" style:family="table-column">
      <style:table-column-properties style:column-width="3.3354in" style:rel-column-width="21602*"/>
    </style:style>
    <style:style style:name="Table1.C" style:family="table-column">
      <style:table-column-properties style:column-width="4.0632in" style:rel-column-width="2631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1.6861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2in" fo:margin-bottom="0.2in" style:contextual-spacing="false"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officeooo:rsid="000b618b" officeooo:paragraph-rsid="000b618b"/>
    </style:style>
    <style:style style:name="P4" style:family="paragraph" style:parent-style-name="Table_20_Contents">
      <style:text-properties officeooo:rsid="0008452a" officeooo:paragraph-rsid="0008452a"/>
    </style:style>
    <style:style style:name="P5" style:family="paragraph" style:parent-style-name="Table_20_Contents">
      <style:text-properties officeooo:rsid="000a3752" officeooo:paragraph-rsid="000a3752"/>
    </style:style>
    <style:style style:name="P6" style:family="paragraph" style:parent-style-name="Table_20_Contents">
      <style:text-properties officeooo:rsid="000b618b" officeooo:paragraph-rsid="000b618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618b"/>
    </style:style>
    <style:style style:name="T3" style:family="text">
      <style:text-properties officeooo:rsid="0008452a"/>
    </style:style>
    <style:style style:name="T4" style:family="text">
      <style:text-properties officeooo:rsid="000a3752"/>
    </style:style>
    <style:style style:name="T5" style:family="text">
      <style:text-properties officeooo:rsid="000b6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вартальный анализ целей в области качества на 201<text:span text:style-name="T3">6</text:span> год. <text:span text:style-name="T3">1</text:span><text:span text:style-name="T1">-</text:span><text:span text:style-name="T2">й</text:span><text:span text:style-name="T1"> </text:span>квартал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Цель</text:p>
          </table:table-cell>
          <table:table-cell table:style-name="Table1.A1" office:value-type="string">
            <text:p text:style-name="Table_20_Contents">Задача</text:p>
          </table:table-cell>
          <table:table-cell table:style-name="Table1.C1" office:value-type="string">
            <text:p text:style-name="Table_20_Contents">Выполнение</text:p>
          </table:table-cell>
        </table:table-row>
        <table:table-row>
          <table:table-cell table:style-name="Table1.A2" table:number-rows-spanned="3" office:value-type="string">
            <text:p text:style-name="Table_20_Contents">Увеличение выручки на <text:span text:style-name="T3">3</text:span>0% по <text:span text:style-name="T3">отношению</text:span> <text:span text:style-name="T3">показателя</text:span> 201<text:span text:style-name="T3">5</text:span> год.</text:p>
          </table:table-cell>
          <table:table-cell table:style-name="Table1.A2" office:value-type="string">
            <text:p text:style-name="Table_20_Contents"><text:span text:style-name="T3">Уменьшить вдвое количество открываемых дефектов по сравнению со статистикой за 2015 год</text:span>. <text:span text:style-name="T3">Для проектов выпущенных в production 1 дефект на 60 часов тестирования, для проектов не выпущенных в production 1 дефект на 30 часов тестирования.</text:span></text:p>
          </table:table-cell>
          <table:table-cell table:style-name="Table1.C2" office:value-type="string">
            <text:p text:style-name="P4"><text:span text:style-name="T5">Количество часов тестирования на итерацию и количество открытых дефектов для периодов 2015 и 2016 годов приведено в следующей таблице. </text:span>По сравнению с 1 кварталом 2015 года, число открытых дефектов:</text:p>
          </table:table-cell>
        </table:table-row>
        <table:table-row>
          <table:covered-table-cell/>
          <table:table-cell table:style-name="Table1.A2" office:value-type="string">
            <text:p text:style-name="P4">Обеспечить проектами/задачами весь текущий производственный персонал и потенциальных сотрудников в количестве 50 человек.</text:p>
          </table:table-cell>
          <table:table-cell table:style-name="Table1.C2" office:value-type="string">
            <text:p text:style-name="P4">На данный момент все сотрудники отдела тестирования обеспечены задачами. Из новых нанятых сотрудников Михайлов — работа на проектах Cassantec, T2ERP, CE, Issart.com, CrysApp. Шепелева — работа на проектах LeapTest и CE. Вышедшая из отпуска Ипполитова О. готовится к работе на проектах по нагрузочному тестированию от Blazemeter. С июня месяца планируется занять ее full time на проекте от Bill Quintrell.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увеличение числа абсолютно довольных заказчиков <text:span text:style-name="T3">с 30 до 40%</text:span> по сравнению со статистикой 201<text:span text:style-name="T3">5</text:span> года.</text:p>
          </table:table-cell>
          <table:table-cell table:style-name="Table1.C2" office:value-type="string">
            <text:p text:style-name="P4">Количество дефектов открытое в 1-м квартале:</text:p>
            <text:p text:style-name="P4">Количество замечаний заказчиков 1 (Харитонов LeapTest). <text:span text:style-name="T4">На данный момент достижение цели по этому показателю</text:span> не выполняется.</text:p>
          </table:table-cell>
        </table:table-row>
        <table:table-row>
          <table:table-cell table:style-name="Table1.A2" table:number-rows-spanned="2" office:value-type="string">
            <text:p text:style-name="P5">Обеспечение роста производственного персонала на 50 человек</text:p>
          </table:table-cell>
          <table:table-cell table:style-name="Table1.A2" office:value-type="string">
            <text:p text:style-name="P5">Нанять дополнительно 50 человек производственного персонала равномерно в течение 2016 года</text:p>
          </table:table-cell>
          <table:table-cell table:style-name="Table1.C2" office:value-type="string">
            <text:p text:style-name="P5">Для отдела тестирования на стратегической сессии поставлена цель — 16 человек на конец года, не считая декретников. На данный момент в отделе 11 человек, не считая декретников. 2 человека рост с начала года. Цель пока выполняется.</text:p>
          </table:table-cell>
        </table:table-row>
        <table:table-row>
          <table:covered-table-cell/>
          <table:table-cell table:style-name="Table1.A2" office:value-type="string">
            <text:p text:style-name="P5">Обеспечить текучесть производственного персонала на уровне не выше 25%</text:p>
          </table:table-cell>
          <table:table-cell table:style-name="Table1.C2" office:value-type="string">
            <text:p text:style-name="P5">На конец 1 квартала — 2 сотрудника приняты на работу в отдел. 0 сотрудников уволилось. Цель выполняется.</text:p>
          </table:table-cell>
        </table:table-row>
      </table:table>
      <text:p text:style-name="P2"/>
      <text:p text:style-name="P3"><text:soft-page-break/>Соотношение числа открытых дефектов к часам тестирования по проектно:</text:p>
      <table:table table:name="Table2" table:style-name="Table2">
        <table:table-column table:style-name="Table2.A" table:number-columns-repeated="6"/>
        <table:table-row>
          <table:table-cell table:style-name="Table2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2.D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">Проект</text:p>
          </table:table-cell>
          <table:table-cell table:style-name="Table2.A2" office:value-type="string">
            <text:p text:style-name="P6">Число открытых дефектов</text:p>
          </table:table-cell>
          <table:table-cell table:style-name="Table2.A2" office:value-type="string">
            <text:p text:style-name="P6">Число часов тестирования на дефект</text:p>
          </table:table-cell>
          <table:table-cell table:style-name="Table2.A2" office:value-type="string">
            <text:p text:style-name="P6">Проект</text:p>
          </table:table-cell>
          <table:table-cell table:style-name="Table2.A2" office:value-type="string">
            <text:p text:style-name="P6">Число открытых дефектов</text:p>
          </table:table-cell>
          <table:table-cell table:style-name="Table2.F2" office:value-type="string">
            <text:p text:style-name="P6">Число часов тестирования</text:p>
          </table:table-cell>
        </table:table-row>
        <table:table-row>
          <table:table-cell table:style-name="Table2.A2" office:value-type="string">
            <text:p text:style-name="P6">TCC</text:p>
          </table:table-cell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6">399</text:p>
          </table:table-cell>
          <table:table-cell table:style-name="Table2.A2" office:value-type="string">
            <text:p text:style-name="P6">Transactions to ERP</text:p>
          </table:table-cell>
          <table:table-cell table:style-name="Table2.A2" office:value-type="string">
            <text:p text:style-name="P6">21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Cassantec</text:p>
          </table:table-cell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20</text:p>
          </table:table-cell>
          <table:table-cell table:style-name="Table2.A2" office:value-type="string">
            <text:p text:style-name="P6">Cassantec</text:p>
          </table:table-cell>
          <table:table-cell table:style-name="Table2.A2" office:value-type="string">
            <text:p text:style-name="P6">3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Goran</text:p>
          </table:table-cell>
          <table:table-cell table:style-name="Table2.A2" office:value-type="string">
            <text:p text:style-name="P6">6</text:p>
          </table:table-cell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Goran</text:p>
          </table:table-cell>
          <table:table-cell table:style-name="Table2.A2" office:value-type="string">
            <text:p text:style-name="P6">1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ISSArt.com</text:p>
          </table:table-cell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17</text:p>
          </table:table-cell>
          <table:table-cell table:style-name="Table2.A2" office:value-type="string">
            <text:p text:style-name="P6">Сайт продаж</text:p>
          </table:table-cell>
          <table:table-cell table:style-name="Table2.A2" office:value-type="string">
            <text:p text:style-name="P6">4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CE</text:p>
          </table:table-cell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6">49</text:p>
          </table:table-cell>
          <table:table-cell table:style-name="Table2.A2" office:value-type="string">
            <text:p text:style-name="P6">CE</text:p>
          </table:table-cell>
          <table:table-cell table:style-name="Table2.A2" office:value-type="string">
            <text:p text:style-name="P6">3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8-27T00:32:38.96</meta:creation-date>
    <dc:date>2016-04-15T18:47:35.425338760</dc:date>
    <meta:editing-duration>PT4H32M</meta:editing-duration>
    <meta:editing-cycles>4</meta:editing-cycles>
    <meta:generator>LibreOffice/4.2.8.2$Linux_X86_64 LibreOffice_project/420m0$Build-2</meta:generator>
    <meta:document-statistic meta:table-count="2" meta:image-count="0" meta:object-count="0" meta:page-count="2" meta:paragraph-count="49" meta:word-count="326" meta:character-count="2215" meta:non-whitespace-character-count="1934"/>
  </office:meta>
</office:document-meta>
</file>